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671" officeooo:paragraph-rsid="00151671"/>
    </style:style>
    <style:style style:name="P2" style:family="paragraph" style:parent-style-name="Standard">
      <style:text-properties officeooo:rsid="0018e613" officeooo:paragraph-rsid="0018e613"/>
    </style:style>
    <style:style style:name="P3" style:family="paragraph" style:parent-style-name="Standard">
      <style:text-properties officeooo:rsid="00173f1f" officeooo:paragraph-rsid="00173f1f"/>
    </style:style>
    <style:style style:name="P4" style:family="paragraph" style:parent-style-name="Standard">
      <style:text-properties officeooo:rsid="0016d944" officeooo:paragraph-rsid="0016d944"/>
    </style:style>
    <style:style style:name="T1" style:family="text">
      <style:text-properties officeooo:rsid="00173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ÃO PARTICIPATIVA INDIVIDUAL </text:p>
      <text:p text:style-name="P1"/>
      <text:p text:style-name="P2">Aluno: Eduardo Freitas Machado.</text:p>
      <text:p text:style-name="P1"/>
      <text:p text:style-name="P1">GRUPO <text:span text:style-name="T1">PMBOK</text:span> : </text:p>
      <text:p text:style-name="P1"/>
      <text:p text:style-name="P1">- Clareza</text:p>
      <text:p text:style-name="P1"/>
      <text:p text:style-name="P3">O grupo apresentou sobre o PMBOK, foi bem claro sobre como funciona, como ele atua na gestão do projeto, os custos </text:p>
      <text:p text:style-name="P1"/>
      <text:p text:style-name="P1">- Deixou dúvidas:</text:p>
      <text:p text:style-name="P1"/>
      <text:p text:style-name="P4">O Grupo não deixou dúvidas, explicando muito bem sobre <text:span text:style-name="T1">o tema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9:50:26.510940853</meta:creation-date>
    <dc:date>2025-09-25T21:55:42.300817945</dc:date>
    <meta:editing-duration>PT45M12S</meta:editing-duration>
    <meta:editing-cycles>1</meta:editing-cycles>
    <meta:document-statistic meta:table-count="0" meta:image-count="0" meta:object-count="0" meta:page-count="1" meta:paragraph-count="7" meta:word-count="47" meta:character-count="284" meta:non-whitespace-character-count="240"/>
    <meta:generator>LibreOffice/25.2.6.2$Linux_X86_64 LibreOffice_project/0b720ef5e7394b1db407719d7da75840109af140</meta:generator>
  </office:meta>
</office:document-meta>
</file>